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33cm" draw:marker-end-width="0.33cm" draw:fill="none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2" style:family="graphic" style:parent-style-name="objectwithoutfill">
      <style:graphic-properties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5" style:family="graphic" style:parent-style-name="standard">
      <style:graphic-properties draw:stroke="none" draw:fill="none" fo:min-height="0.662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2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2.116cm" svg:height="1.587cm" svg:x="3.279cm" svg:y="0.943cm">
          <text:p/>
          <draw:enhanced-geometry svg:viewBox="0 0 21600 21600" draw:type="rectangle" draw:enhanced-path="M 0 0 L 21600 0 21600 21600 0 21600 0 0 Z N"/>
        </draw:custom-shape>
        <draw:line draw:style-name="gr2" draw:text-style-name="P1" xml:id="id5" draw:id="id5" draw:layer="layout" svg:x1="3.279cm" svg:y1="1.317cm" svg:x2="2.246cm" svg:y2="1.317cm">
          <text:p/>
        </draw:line>
        <draw:line draw:style-name="gr2" draw:text-style-name="P1" xml:id="id4" draw:id="id4" draw:layer="layout" svg:x1="3.266cm" svg:y1="2.118cm" svg:x2="2.233cm" svg:y2="2.118cm">
          <text:p/>
        </draw:line>
        <draw:line draw:style-name="gr2" draw:text-style-name="P1" xml:id="id2" draw:id="id2" draw:layer="layout" svg:x1="6.442cm" svg:y1="1.73cm" svg:x2="5.409cm" svg:y2="1.73cm">
          <text:p/>
        </draw:line>
        <draw:frame draw:style-name="gr3" draw:text-style-name="P2" draw:layer="layout" svg:width="2.14cm" svg:height="1.571cm" svg:x="3.305cm" svg:y="0.955cm">
          <draw:text-box>
            <text:p><text:span text:style-name="T1">الیکٹرانکس</text:span></text:p>
            <text:p text:style-name="P1"><text:span text:style-name="T1"><text:s/></text:span><text:span text:style-name="T1">آلہ</text:span></text:p>
          </draw:text-box>
        </draw:frame>
        <draw:frame draw:style-name="gr3" draw:text-style-name="P2" xml:id="id1" draw:id="id1" draw:layer="layout" svg:width="2.098cm" svg:height="0.911cm" svg:x="6.312cm" svg:y="0.555cm">
          <draw:text-box>
            <text:p text:style-name="P1"><text:span text:style-name="T1">برآمدی پنیہ</text:span></text:p>
          </draw:text-box>
        </draw:frame>
        <draw:frame draw:style-name="gr3" draw:text-style-name="P2" xml:id="id3" draw:id="id3" draw:layer="layout" svg:width="2.348cm" svg:height="0.911cm" svg:x="0.337cm" svg:y="0.428cm">
          <draw:text-box>
            <text:p text:style-name="P1"><text:span text:style-name="T1">درآمدی پنیاں</text:span></text:p>
          </draw:text-box>
        </draw:frame>
        <draw:connector draw:style-name="gr4" draw:text-style-name="P1" draw:layer="layout" draw:type="curve" draw:line-skew="1.071cm" svg:x1="6.312cm" svg:y1="1.01cm" svg:x2="5.925cm" svg:y2="1.73cm" draw:start-shape="id1" draw:start-glue-point="3" draw:end-shape="id2" draw:end-glue-point="0" svg:d="m6312 1010c-517 0-324 720-387 720">
          <text:p/>
        </draw:connector>
        <draw:connector draw:style-name="gr4" draw:text-style-name="P1" draw:layer="layout" draw:type="curve" draw:line-skew="-0.722cm" svg:x1="2.685cm" svg:y1="0.883cm" svg:x2="2.749cm" svg:y2="2.118cm" draw:start-shape="id3" draw:start-glue-point="1" draw:end-shape="id4" draw:end-glue-point="0" svg:d="m2685 883c558 0 526 1235 64 1235">
          <text:p/>
        </draw:connector>
        <draw:connector draw:style-name="gr4" draw:text-style-name="P1" draw:layer="layout" draw:type="curve" draw:line-skew="-0.898cm" svg:x1="2.685cm" svg:y1="0.883cm" svg:x2="2.762cm" svg:y2="1.317cm" draw:start-shape="id3" draw:start-glue-point="1" draw:end-shape="id5" draw:end-glue-point="0" svg:d="m2685 883c313 0 275 434 77 434">
          <text:p/>
        </draw:connector>
        <draw:frame draw:style-name="gr5" draw:text-style-name="P3" draw:layer="layout" svg:width="8.027cm" svg:height="0.912cm" svg:x="0.491cm" svg:y="2.487cm">
          <draw:text-box>
            <text:p text:style-name="P1"><text:span text:style-name="T2">برآمدی پنیہ دائیں جانب ہے جبکہ درآمدی پنیاں بائیں جانب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halid khan</meta:initial-creator>
    <meta:creation-date>2011-02-25T16:05:46</meta:creation-date>
    <dc:date>2011-11-11T16:41:33</dc:date>
    <dc:creator>khalid khan</dc:creator>
    <meta:editing-duration>PT4H54M36S</meta:editing-duration>
    <meta:editing-cycles>21</meta:editing-cycles>
    <meta:generator>LibreOffice/3.4$Linux LibreOffice_project/340m1$Build-402</meta:generator>
    <meta:document-statistic meta:object-count="11"/>
  </office:meta>
</office:document-meta>
</file>